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8000000365B5F506EB68A70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9eb" officeooo:paragraph-rsid="000949eb"/>
    </style:style>
    <style:style style:name="P2" style:family="paragraph" style:parent-style-name="Standard">
      <style:text-properties officeooo:rsid="000949eb" officeooo:paragraph-rsid="000949eb"/>
    </style:style>
    <style:style style:name="T1" style:family="text">
      <style:text-properties officeooo:rsid="00095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est text és <text:span text:style-name="T1">DIFERENT <text:s/>del text original i ara gi ha una imatge</text:span></text:p>
      <text:p text:style-name="P1"><draw:frame draw:style-name="fr1" draw:name="Image1" text:anchor-type="char" svg:x="3.605cm" svg:y="1.032cm" svg:width="4.346cm" svg:height="4.191cm" draw:z-index="0"><draw:image xlink:href="Pictures/1000020100000038000000365B5F506EB68A70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23:37.511999117</meta:creation-date>
    <meta:generator>LibreOffice/6.4.7.2$Linux_X86_64 LibreOffice_project/40$Build-2</meta:generator>
    <dc:date>2021-10-29T16:39:44.045058472</dc:date>
    <meta:editing-duration>PT7M7S</meta:editing-duration>
    <meta:editing-cycles>2</meta:editing-cycles>
    <meta:document-statistic meta:table-count="0" meta:image-count="1" meta:object-count="0" meta:page-count="1" meta:paragraph-count="1" meta:word-count="13" meta:character-count="65" meta:non-whitespace-character-count="52"/>
  </office:meta>
</office:document-meta>
</file>